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0.531cm"/>
    </style:style>
    <style:style style:name="co3" style:family="table-column">
      <style:table-column-properties fo:break-before="auto" style:column-width="0.476cm"/>
    </style:style>
    <style:style style:name="co4" style:family="table-column">
      <style:table-column-properties fo:break-before="auto" style:column-width="0.725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0.642cm"/>
    </style:style>
    <style:style style:name="co7" style:family="table-column">
      <style:table-column-properties fo:break-before="auto" style:column-width="0.67cm"/>
    </style:style>
    <style:style style:name="co8" style:family="table-column">
      <style:table-column-properties fo:break-before="auto" style:column-width="0.448cm"/>
    </style:style>
    <style:style style:name="co9" style:family="table-column">
      <style:table-column-properties fo:break-before="auto" style:column-width="1.087cm"/>
    </style:style>
    <style:style style:name="co10" style:family="table-column">
      <style:table-column-properties fo:break-before="auto" style:column-width="1.058cm"/>
    </style:style>
    <style:style style:name="co11" style:family="table-column">
      <style:table-column-properties fo:break-before="auto" style:column-width="1.252cm"/>
    </style:style>
    <style:style style:name="co12" style:family="table-column">
      <style:table-column-properties fo:break-before="auto" style:column-width="1.198cm"/>
    </style:style>
    <style:style style:name="co13" style:family="table-column">
      <style:table-column-properties fo:break-before="auto" style:column-width="1.115cm"/>
    </style:style>
    <style:style style:name="co14" style:family="table-column">
      <style:table-column-properties fo:break-before="auto" style:column-width="0.614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32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ahoma" fo:font-size="7pt" style:font-size-asian="7pt" style:font-size-complex="7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6" table:number-columns-repeated="2" table:default-cell-style-name="ce1"/>
        <table:table-column table:style-name="co14" table:number-columns-repeated="2" table:default-cell-style-name="ce1"/>
        <table:table-column table:style-name="co15" table:number-columns-repeated="235" table:default-cell-style-name="ce1"/>
        <table:table-row table:style-name="ro1">
          <table:table-cell office:value-type="string">
            <text:p>N</text:p>
          </table:table-cell>
          <table:table-cell office:value-type="string">
            <text:p>W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NW</text:p>
          </table:table-cell>
          <table:table-cell office:value-type="string">
            <text:p>SW</text:p>
          </table:table-cell>
          <table:table-cell office:value-type="string">
            <text:p>SE</text:p>
          </table:table-cell>
          <table:table-cell office:value-type="string">
            <text:p>NE</text:p>
          </table:table-cell>
          <table:table-cell table:number-columns-repeated="248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S_1D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2S_1D</text:p>
          </table:table-cell>
          <table:table-cell table:number-columns-repeated="24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S_1D</text:p>
          </table:table-cell>
          <table:table-cell table:number-columns-repeated="246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S_1D</text:p>
          </table:table-cell>
          <table:table-cell table:number-columns-repeated="246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string">
            <text:p>4D</text:p>
          </table:table-cell>
          <table:table-cell table:number-columns-repeated="246"/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4S</text:p>
          </table:table-cell>
          <table:table-cell table:number-columns-repeated="246"/>
        </table:table-row>
        <table:table-row table:style-name="ro1">
          <table:table-cell table:number-columns-repeated="8" office:value-type="float" office:value="0">
            <text:p>0</text:p>
          </table:table-cell>
          <table:table-cell/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/>
          <table:table-cell office:value-type="string">
            <text:p>1S_1S</text:p>
          </table:table-cell>
          <table:table-cell table:number-columns-repeated="24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string">
            <text:p>1S_1S</text:p>
          </table:table-cell>
          <table:table-cell table:number-columns-repeated="245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string">
            <text:p>1S_1DR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1S_1DR</text:p>
          </table:table-cell>
          <table:table-cell table:number-columns-repeated="244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string">
            <text:p>1S_1DR</text:p>
          </table:table-cell>
          <table:table-cell table:number-columns-repeated="24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S_1DR</text:p>
          </table:table-cell>
          <table:table-cell table:number-columns-repeated="244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office:value-type="string">
            <text:p>1S_1DL</text:p>
          </table:table-cell>
          <table:table-cell table:number-columns-repeated="24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1S_1DL</text:p>
          </table:table-cell>
          <table:table-cell table:number-columns-repeated="243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string">
            <text:p>1S_1DL</text:p>
          </table:table-cell>
          <table:table-cell table:number-columns-repeated="24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1S_1DL</text:p>
          </table:table-cell>
          <table:table-cell table:number-columns-repeated="243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1S_2D</text:p>
          </table:table-cell>
          <table:table-cell table:number-columns-repeated="242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1S_2D</text:p>
          </table:table-cell>
          <table:table-cell table:number-columns-repeated="24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S_2D</text:p>
          </table:table-cell>
          <table:table-cell table:number-columns-repeated="24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S_2D</text:p>
          </table:table-cell>
          <table:table-cell table:number-columns-repeated="242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D_1D</text:p>
          </table:table-cell>
          <table:table-cell table:number-columns-repeated="241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1D_1D</text:p>
          </table:table-cell>
          <table:table-cell table:number-columns-repeated="241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  <table:table-cell office:value-type="string">
            <text:p>3D</text:p>
          </table:table-cell>
          <table:table-cell table:number-columns-repeated="24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3D</text:p>
          </table:table-cell>
          <table:table-cell table:number-columns-repeated="24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3D</text:p>
          </table:table-cell>
          <table:table-cell table:number-columns-repeated="240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7"/>
          <table:table-cell office:value-type="string">
            <text:p>3D</text:p>
          </table:table-cell>
          <table:table-cell table:number-columns-repeated="240"/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3S</text:p>
          </table:table-cell>
          <table:table-cell table:number-columns-repeated="239"/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3S</text:p>
          </table:table-cell>
          <table:table-cell table:number-columns-repeated="23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3S</text:p>
          </table:table-cell>
          <table:table-cell table:number-columns-repeated="23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3S</text:p>
          </table:table-cell>
          <table:table-cell table:number-columns-repeated="239"/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/>
          <table:table-cell office:value-type="string">
            <text:p>2D</text:p>
          </table:table-cell>
          <table:table-cell table:number-columns-repeated="238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2D</text:p>
          </table:table-cell>
          <table:table-cell table:number-columns-repeated="238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/>
          <table:table-cell office:value-type="string">
            <text:p>2D</text:p>
          </table:table-cell>
          <table:table-cell table:number-columns-repeated="238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2D</text:p>
          </table:table-cell>
          <table:table-cell table:number-columns-repeated="238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string">
            <text:p>1D</text:p>
          </table:table-cell>
          <table:table-cell table:number-columns-repeated="237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string">
            <text:p>1D</text:p>
          </table:table-cell>
          <table:table-cell table:number-columns-repeated="237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/>
          <table:table-cell office:value-type="string">
            <text:p>1D</text:p>
          </table:table-cell>
          <table:table-cell table:number-columns-repeated="237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string">
            <text:p>1D</text:p>
          </table:table-cell>
          <table:table-cell table:number-columns-repeated="237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string">
            <text:p>2S</text:p>
          </table:table-cell>
          <table:table-cell table:number-columns-repeated="236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string">
            <text:p>2S</text:p>
          </table:table-cell>
          <table:table-cell table:number-columns-repeated="23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string">
            <text:p>2S</text:p>
          </table:table-cell>
          <table:table-cell table:number-columns-repeated="236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string">
            <text:p>2S</text:p>
          </table:table-cell>
          <table:table-cell table:number-columns-repeated="236"/>
        </table:table-row>
        <table:table-row table:style-name="ro1"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string">
            <text:p>1S</text:p>
          </table:table-cell>
          <table:table-cell table:number-columns-repeated="23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string">
            <text:p>1S</text:p>
          </table:table-cell>
          <table:table-cell table:number-columns-repeated="235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string">
            <text:p>1S</text:p>
          </table:table-cell>
          <table:table-cell table:number-columns-repeated="235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string">
            <text:p>1S</text:p>
          </table:table-cell>
          <table:table-cell table:number-columns-repeated="235"/>
        </table:table-row>
        <table:table-row table:style-name="ro1" table:number-rows-repeated="654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5" table:default-cell-style-name="Default"/>
        <table:table-row table:style-name="ro2">
          <table:table-cell/>
        </table:table-row>
      </table:table>
      <table:database-ranges>
        <table:database-range table:target-range-address="Sheet1.A37:Sheet1.IV48" table:contains-header="false">
          <table:sort>
            <table:sort-by table:field-number="18" table:data-type="automatic"/>
            <table:sort-by table:field-number="19" table:data-type="automatic"/>
            <table:sort-by table:field-number="2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4">24.09.2008</text:date>, <text:time>20:4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09-24T03:04:10</meta:creation-date>
    <dc:date>2008-09-24T20:44:34</dc:date>
    <meta:editing-cycles>1</meta:editing-cycles>
    <meta:editing-duration>PT3H8M13S</meta:editing-duration>
    <meta:user-defined meta:name="Info 1"/>
    <meta:user-defined meta:name="Info 2"/>
    <meta:user-defined meta:name="Info 3"/>
    <meta:user-defined meta:name="Info 4"/>
    <meta:document-statistic meta:table-count="3" meta:cell-count="451"/>
  </office:meta>
</office:document-meta>
</file>